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ba71" officeooo:paragraph-rsid="001aba71"/>
    </style:style>
    <style:style style:name="P2" style:family="paragraph" style:parent-style-name="Standard" style:list-style-name="L1">
      <style:text-properties officeooo:rsid="001aba71" officeooo:paragraph-rsid="001aba71"/>
    </style:style>
    <style:style style:name="P3" style:family="paragraph" style:parent-style-name="Standard">
      <style:text-properties officeooo:rsid="001c80f6" officeooo:paragraph-rsid="001c80f6"/>
    </style:style>
    <style:style style:name="P4" style:family="paragraph" style:parent-style-name="Standard" style:list-style-name="L2">
      <style:text-properties officeooo:rsid="001c80f6" officeooo:paragraph-rsid="001c80f6"/>
    </style:style>
    <style:style style:name="P5" style:family="paragraph" style:parent-style-name="Standard" style:list-style-name="L3">
      <style:text-properties officeooo:rsid="001c80f6" officeooo:paragraph-rsid="001c80f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sibility study report </text:p>
      <text:p text:style-name="P1"/>
      <text:p text:style-name="P1">Local School Chatting Project </text:p>
      <text:p text:style-name="P1"/>
      <text:p text:style-name="P1">1. Introduction</text:p>
      <text:p text:style-name="P1"/>
      <text:p text:style-name="P1"><text:tab/>The Local School Chatting Project is designed to facilitate seamless communication among students , teachers and administrative staff within the school. This feasibility study evaluates the technical , operational , economics and legal aspects of implementing the system.</text:p>
      <text:p text:style-name="P1"/>
      <text:p text:style-name="P1">2. Project Overview</text:p>
      <text:p text:style-name="P1"/>
      <text:p text:style-name="P1">Objective : To develop a real-time , secure and user-friendly chatting system that enhances communication within the school .</text:p>
      <text:p text:style-name="P1"/>
      <text:p text:style-name="P1">Scope :</text:p>
      <text:list text:style-name="L1">
        <text:list-item>
          <text:p text:style-name="P2">Student-to-Student communication for collaboration and discussions </text:p>
        </text:list-item>
        <text:list-item>
          <text:p text:style-name="P2">Teacher-student communication for academic guidance </text:p>
        </text:list-item>
        <text:list-item>
          <text:p text:style-name="P2">School announcements via s centralized messaging platform </text:p>
        </text:list-item>
        <text:list-item>
          <text:p text:style-name="P2">Secure login and user authentication </text:p>
        </text:list-item>
        <text:list-item>
          <text:p text:style-name="P2">Moderation and control by administrators </text:p>
        </text:list-item>
      </text:list>
      <text:p text:style-name="P1"/>
      <text:p text:style-name="P3">3. Feasibility Analysis</text:p>
      <text:p text:style-name="P3">3.1 Technical Feasibility</text:p>
      <text:p text:style-name="P3"/>
      <text:p text:style-name="P3">Existing Infrastructure : </text:p>
      <text:list text:style-name="L2">
        <text:list-item>
          <text:p text:style-name="P4">School Wi-Fi and local network</text:p>
        </text:list-item>
        <text:list-item>
          <text:p text:style-name="P4">Computer labs and personal student devices (laptops , tablets , smartphones)</text:p>
          <text:p text:style-name="P4"/>
        </text:list-item>
      </text:list>
      <text:p text:style-name="P3">Technology Requirements :</text:p>
      <text:list text:style-name="L3">
        <text:list-item>
          <text:p text:style-name="P5"/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2:31:29.246938659</meta:creation-date>
    <dc:date>2025-02-08T22:46:57.443307039</dc:date>
    <meta:editing-duration>PT4M5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136" meta:character-count="962" meta:non-whitespace-character-count="844"/>
  </office:meta>
</office:document-meta>
</file>